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B" style:display-name="$tab.B" style:family="table-column">
      <style:table-column-properties style:column-width="8.5cm" style:rel-column-width="32768*"/>
    </style:style>
    <style:style style:name="_24_tab.A1" style:display-name="$tab.A1" style:family="table-cell">
      <style:table-cell-properties style:writing-mode="page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fo:color="#c9211e" loext:opacity="100%" style:font-name="DejaVu Math TeX Gyre" officeooo:rsid="001973fe" officeooo:paragraph-rsid="00197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$tab" table:style-name="_24_tab">
        <table:table-column table:style-name="_24_tab.A"/>
        <table:table-column table:style-name="_24_tab.B"/>
        <table:table-row table:style-name="TableLine94478586029376">
          <table:table-cell table:style-name="_24_tab.A1" office:value-type="string">
            <text:p text:style-name="P1">Column1</text:p>
          </table:table-cell>
          <table:table-cell table:style-name="_24_tab.A1" office:value-type="string">
            <text:p text:style-name="P1">Column2</text:p>
          </table:table-cell>
        </table:table-row>
        <table:table-row table:style-name="TableLine94478587068784">
          <table:table-cell table:style-name="_24_tab.A1" office:value-type="string">
            <text:p text:style-name="P3">$var1</text:p>
          </table:table-cell>
          <table:table-cell table:style-name="_24_tab.A1" office:value-type="string">
            <text:p text:style-name="P2">stat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1-07-15T10:14:13.179918472</dc:date>
    <meta:editing-duration>PT1M15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1" meta:paragraph-count="4" meta:word-count="4" meta:character-count="25" meta:non-whitespace-character-count="25"/>
  </office:meta>
</office:document-meta>
</file>